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A0000002D0CB9D2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928cm"/>
    </style:style>
    <style:style style:name="co10" style:family="table-column">
      <style:table-column-properties fo:break-before="auto" style:column-width="0.956cm"/>
    </style:style>
    <style:style style:name="co11" style:family="table-column">
      <style:table-column-properties fo:break-before="auto" style:column-width="1.612cm"/>
    </style:style>
    <style:style style:name="co12" style:family="table-column">
      <style:table-column-properties fo:break-before="auto" style:column-width="1.393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2.0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style:font-name="Droid Sans" fo:font-weight="bold" style:font-weight-asian="bold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fo:color="#999999" style:font-name="Droid Sans" fo:font-weight="normal" style:font-weight-asian="normal" style:font-weight-complex="normal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start" fo:margin-left="0cm"/>
      <style:text-properties fo:color="#000000" style:font-name="Droid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9" style:family="table-cell" style:parent-style-name="Default" style:data-style-name="N0"/>
    <style:style style:name="gr1" style:family="graphic">
      <style:graphic-properties draw:stroke="none" svg:stroke-color="#000000" draw:fill="none" draw:fill-color="#ffffff" fo:min-height="6.628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T1" style:family="text">
      <style:text-properties style:font-name="Droid Sans" fo:font-size="11pt" style:font-size-asian="11pt" style:font-size-complex="11pt"/>
    </style:style>
    <style:style style:name="T2" style:family="text">
      <style:text-properties style:font-name="Droid Sans" fo:font-size="11pt" fo:font-style="italic" style:font-size-asian="11pt" style:font-style-asian="italic" style:font-size-complex="11pt" style:font-style-complex="italic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2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P06EJ08 – Enunciado</text:p>
          </table:table-cell>
          <table:table-cell table:number-columns-repeated="8"/>
          <table:table-cell table:style-name="ce1" office:value-type="string">
            <text:p>TP06EJ08 – Tabla de datos de prueba</text:p>
          </table:table-cell>
          <table:table-cell table:style-name="ce1"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2">
          <table:table-cell table:style-name="Default">
            <draw:frame table:end-cell-address="Hoja1.I22" table:end-x="2.046cm" table:end-y="0.199cm" draw:z-index="0" draw:style-name="gr1" draw:text-style-name="P1" svg:width="16.412cm" svg:height="9.057cm" svg:x="0.138cm" svg:y="0.308cm">
              <draw:text-box>
                <text:p text:style-name="P1"><text:span text:style-name="T1">Hacer una rutina llamada ecuacionCuadratica que permita obtener las dos soluciones de una ecuación cuadrática del tipo ax2+bx+c (sólo cuando el discriminante sea positivo). La rutina deberá recibir los valores para a, b y c. Luego calculará las dos soluciones.</text:span></text:p>
                <text:p text:style-name="P1"><text:span text:style-name="T1"/></text:p>
                <text:p text:style-name="P1"><text:span text:style-name="T1">Utilizar la siguiente fórmula: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Para calcular la raíz de un número deberán utilizar la función sqrt de la librería math.h</text:span></text:p>
                <text:p text:style-name="P1"><text:span text:style-name="T1"/></text:p>
                <text:p text:style-name="P1"><text:span text:style-name="T1">Tener en cuenta que:</text:span></text:p>
                <text:p text:style-name="P1"><text:span text:style-name="T1">− </text:span><text:span text:style-name="T1">El valor </text:span><text:span text:style-name="T2">a</text:span><text:span text:style-name="T1"> no puede ser cero → Indicarlo con un mensaje de error.</text:span></text:p>
                <text:p text:style-name="P1"><text:span text:style-name="T1">− </text:span><text:span text:style-name="T1">El valor a calcular su raíz cuadrada deberá ser siempre positivo → Indicarlo</text:span></text:p>
                <text:p text:style-name="P1"><text:span text:style-name="T1">con un mensaje de error.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/>
              </draw:text-box>
            </draw:frame>
          </table:table-cell>
          <table:table-cell table:number-columns-repeated="8"/>
          <table:table-cell table:style-name="ce2" table:number-columns-repeated="5"/>
          <table:table-cell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/>
          <table:table-cell table:style-name="ce8" table:number-columns-repeated="2"/>
          <table:table-cell/>
        </table:table-row>
        <table:table-row table:style-name="ro2">
          <table:table-cell table:number-columns-repeated="9"/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7" office:value-type="float" office:value="-1.618">
            <text:p>-1,618</text:p>
          </table:table-cell>
          <table:table-cell table:style-name="ce7" office:value-type="float" office:value="0.618">
            <text:p>0,618</text:p>
          </table:table-cell>
          <table:table-cell table:number-columns-repeated="4"/>
        </table:table-row>
        <table:table-row table:style-name="ro2">
          <table:table-cell>
            <draw:frame table:end-cell-address="Hoja1.C10" table:end-x="0.923cm" table:end-y="0.265cm" draw:z-index="1" draw:name="Imagen 1" draw:style-name="gr2" draw:text-style-name="P2" svg:width="5.575cm" svg:height="1.191cm" svg:x="0.22cm" svg:y="0.424cm">
              <draw:image xlink:href="Pictures/10000000000000CA0000002D0CB9D289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4" office:value-type="float" office:value="3">
            <text:p>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-9">
            <text:p>-9</text:p>
          </table:table-cell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ce4" office:value-type="float" office:value="3">
            <text:p>3</text:p>
          </table:table-cell>
          <table:table-cell table:style-name="ce4" office:value-type="float" office:value="-27">
            <text:p>-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ce5"/>
          <table:table-cell table:style-name="ce6"/>
          <table:table-cell table:style-name="ce2" table:number-columns-repeated="3"/>
          <table:table-cell table:number-columns-repeated="4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7"/>
          <table:table-cell table:style-name="ce9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Default"/>
          <table:table-cell table:number-columns-repeated="17"/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style-name="ce1"/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currency-style style:name="N118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8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/05/2011</text:date>, <text:time>18:34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18:27:06</meta:creation-date>
    <dc:date>2011-05-22T18:34:25</dc:date>
    <meta:editing-duration>PT6M11S</meta:editing-duration>
    <meta:editing-cycles>3</meta:editing-cycles>
    <meta:generator>LibreOffice/3.3$Linux LibreOffice_project/330m19$Build-202</meta:generator>
    <meta:document-statistic meta:table-count="3" meta:cell-count="32" meta:object-count="2"/>
  </office:meta>
</office:document-meta>
</file>